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oretic Sans" svg:font-family="'Aporetic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ublic Sans" svg:font-family="'Public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nstraintsandstuf" style:family="table">
      <style:table-properties style:width="17.59cm" table:align="margins"/>
    </style:style>
    <style:style style:name="Constraintsandstuf.A" style:family="table-column">
      <style:table-column-properties style:column-width="8.795cm" style:rel-column-width="32767*"/>
    </style:style>
    <style:style style:name="Constraintsandstuf.A1" style:family="table-cell">
      <style:table-cell-properties style:writing-mode="page"/>
    </style:style>
    <style:style style:name="P1" style:family="paragraph" style:parent-style-name="Standard" style:master-page-name="">
      <loext:graphic-properties draw:fill="none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style:font-name="Aporetic Sans" fo:font-size="18pt" fo:font-weight="bold" officeooo:rsid="001c8317" officeooo:paragraph-rsid="001c8317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ublic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margin-left="0cm" fo:margin-right="0cm" fo:text-indent="0cm" style:auto-text-indent="false"/>
      <style:text-properties style:font-name="Public Sans" fo:font-size="14pt" fo:font-weight="bold" officeooo:paragraph-rsid="001c8317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margin-left="0cm" fo:margin-right="0cm" fo:text-indent="0cm" style:auto-text-indent="false"/>
      <style:text-properties style:font-name="Public Sans" fo:font-size="14pt" fo:font-weight="normal" officeooo:rsid="001db16f" officeooo:paragraph-rsid="001db16f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margin-left="0cm" fo:margin-right="0cm" fo:text-indent="0cm" style:auto-text-indent="false"/>
      <style:text-properties style:font-name="Public Sans" fo:font-size="14pt" fo:font-weight="bold" officeooo:rsid="001bf363" officeooo:paragraph-rsid="001c8317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margin-left="0cm" fo:margin-right="0cm" fo:text-indent="0cm" style:auto-text-indent="false"/>
      <style:text-properties style:font-name="Public Sans" fo:font-size="12pt" fo:font-weight="normal" officeooo:rsid="001db16f" officeooo:paragraph-rsid="001db16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Public Sans" fo:font-size="12pt" fo:font-weight="normal" officeooo:rsid="001db16f" officeooo:paragraph-rsid="001db16f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text-indent="0cm" style:auto-text-indent="false"/>
      <style:text-properties style:font-name="Public Sans" fo:font-size="12pt" fo:font-weight="normal" officeooo:paragraph-rsid="001c831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Public Sans" fo:font-size="12pt" fo:font-weight="normal" officeooo:rsid="00229687" officeooo:paragraph-rsid="0022968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Public Sans" fo:font-size="14pt" fo:font-weight="bold" officeooo:paragraph-rsid="001c831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Public Sans" fo:font-size="12pt" fo:font-style="normal" fo:font-weight="normal" officeooo:rsid="00214df0" officeooo:paragraph-rsid="00214df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text-properties style:font-name="Public Sans" fo:font-size="12pt" officeooo:rsid="00214df0" officeooo:paragraph-rsid="00214df0" style:font-size-asian="12pt" style:font-size-complex="12pt"/>
    </style:style>
    <style:style style:name="P13" style:family="paragraph" style:parent-style-name="Table_20_Contents">
      <style:text-properties style:font-name="Public Sans" fo:font-size="12pt" style:font-size-asian="12pt" style:font-size-complex="12pt"/>
    </style:style>
    <style:style style:name="P14" style:family="paragraph" style:parent-style-name="Standard" style:list-style-name="L1">
      <style:paragraph-properties fo:margin-left="0cm" fo:margin-right="0cm" fo:text-indent="0cm" style:auto-text-indent="false"/>
      <style:text-properties style:font-name="Public Sans" fo:font-size="14pt" fo:font-weight="bold" officeooo:paragraph-rsid="001db16f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style:font-name="Public Sans" fo:font-size="12pt" fo:font-weight="normal" officeooo:rsid="0023a400" officeooo:paragraph-rsid="0023a400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style:font-name="Public Sans" fo:font-size="14pt" fo:font-weight="bold" officeooo:paragraph-rsid="001f602e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paragraph-properties fo:margin-left="0cm" fo:margin-right="0cm" fo:text-indent="0cm" style:auto-text-indent="false"/>
      <style:text-properties style:font-name="Public Sans" fo:font-size="14pt" fo:font-weight="bold" officeooo:rsid="001f602e" officeooo:paragraph-rsid="001f602e" style:font-size-asian="14pt" style:font-weight-asian="bold" style:font-size-complex="14pt" style:font-weight-complex="bold"/>
    </style:style>
    <style:style style:name="T1" style:family="text">
      <style:text-properties officeooo:rsid="001c8317"/>
    </style:style>
    <style:style style:name="T2" style:family="text">
      <style:text-properties officeooo:rsid="001bf363"/>
    </style:style>
    <style:style style:name="T3" style:family="text">
      <style:text-properties officeooo:rsid="001f602e"/>
    </style:style>
    <style:style style:name="T4" style:family="text">
      <style:text-properties officeooo:rsid="0020df81"/>
    </style:style>
    <style:style style:name="T5" style:family="text">
      <style:text-properties officeooo:rsid="0023a400"/>
    </style:style>
    <style:style style:name="T6" style:family="text">
      <style:text-properties officeooo:rsid="0024cb91"/>
    </style:style>
    <style:style style:name="T7" style:family="text">
      <style:text-properties fo:font-size="12pt" fo:font-weight="normal" officeooo:rsid="00207793" style:font-size-asian="12pt" style:font-weight-asian="normal" style:font-size-complex="12pt" style:font-weight-complex="normal"/>
    </style:style>
    <text:list-style style:name="L1">
      <text:list-level-style-number text:level="1" loext:num-list-format=" %1% " style:num-prefix=" " style:num-suffix=" 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N1211 DisCo (dancing) Rover Project</text:p>
      <text:p text:style-name="P2">University ID: u<text:span text:style-name="T1">7851189</text:span></text:p>
      <text:list text:style-name="L1">
        <text:list-item>
          <text:p text:style-name="P3">Executive Summary</text:p>
          <text:p text:style-name="P4">fefesfes</text:p>
        </text:list-item>
        <text:list-item>
          <text:p text:style-name="P3"><text:span text:style-name="T2">Project Scope</text:span></text:p>
          <text:list>
            <text:list-item>
              <text:p text:style-name="P5">Project Statement</text:p>
              <text:p text:style-name="P6"/>
              <text:p text:style-name="P6">Who: <text:span text:style-name="T3">Remote Indigenous communities</text:span></text:p>
              <text:p text:style-name="P6">What:</text:p>
              <text:p text:style-name="P6">When:<text:line-break/>Where:<text:line-break/>Why:</text:p>
            </text:list-item>
          </text:list>
        </text:list-item>
      </text:list>
      <text:p text:style-name="P7"/>
      <text:list text:continue-numbering="true" text:style-name="L1">
        <text:list-item>
          <text:list>
            <text:list-item>
              <text:p text:style-name="P3">Project Context <text:span text:style-name="T4">Do synthesis and stuff</text:span></text:p>
              <text:p text:style-name="P8">‘<text:span text:style-name="T5">synthesising’</text:span></text:p>
            </text:list-item>
            <text:list-item>
              <text:p text:style-name="P3">Stakeholder Analysis</text:p>
            </text:list-item>
          </text:list>
        </text:list-item>
      </text:list>
      <text:p text:style-name="P9">The actual 3: CfAT , the cape york indigenous and MEEE YESSIR YESSIR</text:p>
      <text:p text:style-name="P10"/>
      <text:p text:style-name="P11">Theres the people paying the tax dolalrs</text:p>
      <text:p text:style-name="P11">the peopl that arereceiving the tax dollars (the indigenous)</text:p>
      <text:p text:style-name="P11">we have the company that we wouuld be accepting nad receiving help from, they get money</text:p>
      <text:p text:style-name="P11">cfat (haha fat) [wait actually thats mean I don’t mean it I’m sure these guys are doing plenty of great things for society]</text:p>
      <text:p text:style-name="P11">the GOVERNMENT, mate the government its always the government or regulatory bodies in general I guess</text:p>
      <text:p text:style-name="P11">non indigenous in cape york?</text:p>
      <text:p text:style-name="P11"/>
      <text:p text:style-name="P11"/>
      <text:list text:continue-numbering="true" text:style-name="L1">
        <text:list-item>
          <text:list>
            <text:list-item>
              <text:p text:style-name="P3">Constraints and External Factors</text:p>
            </text:list-item>
          </text:list>
        </text:list-item>
      </text:list>
      <table:table table:name="Constraintsandstuf" table:style-name="Constraintsandstuf">
        <table:table-column table:style-name="Constraintsandstuf.A" table:number-columns-repeated="2"/>
        <table:table-row>
          <table:table-cell table:style-name="Constraintsandstuf.A1" office:value-type="string">
            <text:p text:style-name="P12">GET FUCKKKED</text:p>
          </table:table-cell>
          <table:table-cell table:style-name="Constraintsandstuf.A1" office:value-type="string">
            <text:p text:style-name="P13"/>
          </table:table-cell>
        </table:table-row>
        <table:table-row>
          <table:table-cell table:style-name="Constraintsandstuf.A1" office:value-type="string">
            <text:p text:style-name="P13"/>
          </table:table-cell>
          <table:table-cell table:style-name="Constraintsandstuf.A1" office:value-type="string">
            <text:p text:style-name="P13"/>
          </table:table-cell>
        </table:table-row>
      </table:table>
      <text:list text:continue-numbering="true" text:style-name="L1">
        <text:list-item>
          <text:list>
            <text:list-header>
              <text:p text:style-name="P3"/>
            </text:list-header>
          </text:list>
        </text:list-item>
        <text:list-item>
          <text:p text:style-name="P14">Requirements Identification</text:p>
        </text:list-item>
        <text:list-item>
          <text:p text:style-name="P14">References</text:p>
          <text:p text:style-name="P15">Harvard + <text:span text:style-name="T6">mybib</text:span></text:p>
        </text:list-item>
        <text:list-item>
          <text:p text:style-name="P16">Appendix (if applicable)</text:p>
        </text:list-item>
        <text:list-item>
          <text:p text:style-name="P17">Random Shit<text:line-break/><text:span text:style-name="T7">Cape york is coasta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oretic Sans" svg:font-family="'Aporetic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ublic Sans" svg:font-family="'Public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17:21:31.830345979</meta:creation-date>
    <meta:generator>LibreOffice/25.2.6.2$Linux_X86_64 LibreOffice_project/520$Build-2</meta:generator>
    <dc:date>2026-03-17T17:30:43.757430577</dc:date>
    <meta:editing-duration>PT1H19M54S</meta:editing-duration>
    <meta:editing-cycles>6</meta:editing-cycles>
    <meta:document-statistic meta:table-count="1" meta:image-count="0" meta:object-count="0" meta:page-count="1" meta:paragraph-count="26" meta:word-count="152" meta:character-count="941" meta:non-whitespace-character-count="805"/>
  </office:meta>
</office:document-meta>
</file>